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P7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98e7" style:font-weight-asian="bold" style:font-weight-complex="bold"/>
    </style:style>
    <style:style style:name="T3" style:family="text">
      <style:text-properties officeooo:rsid="001a8b16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ployment Strategy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0<text:span text:style-name="T3">1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3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6" loext:marker-style-name="T1"><text:span text:style-name="T1">Decision</text:span><text:span text:style-name="T2">s</text:span></text:p>
          </table:table-cell>
        </table:table-row>
        <table:table-row table:style-name="Table2.2">
          <table:table-cell table:style-name="Table2.A1" office:value-type="string">
            <text:p text:style-name="Text_20_body">To enhance performance for AML’s new system by identifying and implementing effective optimization techniques that ensure a smooth user experience.</text:p>
          </table:table-cell>
          <table:table-cell table:style-name="Table2.A1" office:value-type="string">
            <text:p text:style-name="P4">Next.js Static Site Generation: Chosen for improved frontend performance through faster load times.</text:p>
            <text:p text:style-name="P4">Strapi’s Caching: Optimizes backend efficiency by minimizing repeated data fetches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4">Integrate SSG in the Next.js frontend and enable caching mechanisms in Strapi.</text:span></text:p>
      <text:p text:style-name="Standard" loext:marker-style-name="T1"><text:span text:style-name="T4">Regularly monitor performance metrics like Time to First Byte (TTFB) and Core Web Vitals to evaluate optimization success.</text:span></text:p>
      <text:p text:style-name="Standard" loext:marker-style-name="T1"><text:span text:style-name="T4">Revisit CDN integration if AML’s services expand globally in the future.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62</meta:editing-cycles>
    <meta:creation-date>2024-09-26T17:23:00</meta:creation-date>
    <dc:date>2024-12-16T19:44:08.746554698</dc:date>
    <meta:editing-duration>PT24M10S</meta:editing-duration>
    <meta:generator>LibreOffice/24.2.7.2$Linux_X86_64 LibreOffice_project/420$Build-2</meta:generator>
    <meta:document-statistic meta:table-count="3" meta:image-count="0" meta:object-count="0" meta:page-count="1" meta:paragraph-count="16" meta:word-count="107" meta:character-count="752" meta:non-whitespace-character-count="660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